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Health (Health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; min S 7</text:p>
      <text:p text:style-name="P3">Two-Handed Sword or Two-Handed Axe: 2D12 [2-24:13]; min S 8</text:p>
      <text:p text:style-name="P3"/>
      <text:p text:style-name="P4">Armour</text:p>
      <text:p text:style-name="P3"/>
      <text:p text:style-name="P3">Leather: 2; min S 6</text:p>
      <text:p text:style-name="P3">Chain Mail: 4; min S 7</text:p>
      <text:p text:style-name="P3">Plate: 6; min S 8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</text:p>
      <text:p text:style-name="P3">Longbow: 2D12-1 [1-23:12]; min S 6</text:p>
      <text:p text:style-name="P3">Crossbow: 2D12+1 [3-25:14], +2 BS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Bows</text:p>
      <text:p text:style-name="P3"><text:soft-page-break/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Max start FP should be 7; other max start stats at 8.</text:p>
      <text:p text:style-name="P3"/>
      <text:p text:style-name="P3">[Alchemist?]</text:p>
      <text:p text:style-name="P3">Barbarian FP 7, BS 6, S 8, A 1, M 5, D 5, B 8, Sp 1.8, Health 65; Longsword</text:p>
      <text:p text:style-name="P3">[Druid?]</text:p>
      <text:p text:style-name="P3">[Mage? FP 5, BS 6, S 5, A1, M 8, D 5, B 6, Sp 2, Health 40]</text:p>
      <text:p text:style-name="P3">Ranger FP 6, BS 8, S 7, A 1, M 7, D 8, B 6, Sp 2.2, Health 50; Shortsword, Shortbow, 20 Arrows</text:p>
      <text:p text:style-name="P3">Warrior FP 7, BS 7, S 7, A 1, M 6, D 7, B 7, Sp 2, Health 60; Longswor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2.25, Health 50; Shortsword, Shortbow, 20 Arrows</text:p>
      <text:p text:style-name="P3">Halfling FP 6, BS 7, S 5, A 1, M 7, D 9, B 7, Sp 1.8, Health 40; Shortsword</text:p>
      <text:p text:style-name="P3"/>
      <text:p text:style-name="P4">NPCs</text:p>
      <text:p text:style-name="P3"/>
      <text:p text:style-name="P3"><text:soft-page-break/>Goblin</text:p>
      <text:p text:style-name="P3"/>
      <text:p text:style-name="P3">Goblin Champion</text:p>
      <text:p text:style-name="P3"/>
      <text:p text:style-name="P3">Orc</text:p>
      <text:p text:style-name="P3"/>
      <text:p text:style-name="P3">et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17M32S</meta:editing-duration>
    <meta:editing-cycles>75</meta:editing-cycles>
    <meta:generator>OpenOffice.org/3.3$Win32 OpenOffice.org_project/330m20$Build-9567</meta:generator>
    <dc:date>2012-11-17T21:09:51.25</dc:date>
    <dc:creator>mark </dc:creator>
    <meta:document-statistic meta:table-count="0" meta:image-count="0" meta:object-count="0" meta:page-count="4" meta:paragraph-count="103" meta:word-count="622" meta:character-count="3396"/>
    <meta:user-defined meta:name="Info 1"/>
    <meta:user-defined meta:name="Info 2"/>
    <meta:user-defined meta:name="Info 3"/>
    <meta:user-defined meta:name="Info 4"/>
  </office:meta>
</office:document-meta>
</file>